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DC-timing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date" office:date-value="2023-06-27" calcext:value-type="date">
            <text:p>06/27/23</text:p>
          </table:table-cell>
          <table:table-cell table:style-name="ce1" office:value-type="date" office:date-value="2023-10-30" calcext:value-type="date">
            <text:p>10/30/23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L431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xed</text:p>
          </table:table-cell>
          <table:table-cell table:style-name="ce2" office:value-type="string" calcext:value-type="string">
            <text:p>ADC MHz</text:p>
          </table:table-cell>
          <table:table-cell table:style-name="ce2" office:value-type="string" calcext:value-type="string">
            <text:p>DMA ½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float" office:value="12.5" calcext:value-type="float">
            <text:p>12.5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otal cycles</text:p>
          </table:table-cell>
          <table:table-cell table:number-columns-repeated="2" table:style-name="ce2"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fADC(MHz)</text:p>
          </table:table-cell>
          <table:table-cell office:value-type="string" calcext:value-type="string">
            <text:p>Cadc(p)</text:p>
          </table:table-cell>
          <table:table-cell office:value-type="string" calcext:value-type="string">
            <text:p>In(2^n+2)</text:p>
          </table:table-cell>
          <table:table-cell office:value-type="string" calcext:value-type="string">
            <text:p>Radc (k)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.5" calcext:value-type="float">
            <text:p>47.5</text:p>
          </table:table-cell>
          <table:table-cell table:formula="of:=[.B8]+[.C$6]" office:value-type="float" office:value="60" calcext:value-type="float">
            <text:p>60</text:p>
          </table:table-cell>
          <table:table-cell table:formula="of:=[.C8]*(1/[.D$6])" office:value-type="float" office:value="3.75" calcext:value-type="float">
            <text:p>3.75</text:p>
          </table:table-cell>
          <table:table-cell table:formula="of:=[.D8]*[.E$6]" office:value-type="float" office:value="60" calcext:value-type="float">
            <text:p>6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8]-0.5)/([.I8]*1000000*[.J8]*0.000000000001*[.K8]))-[.L8]" office:value-type="float" office:value="-5.36421712239583" calcext:value-type="float">
            <text:p>-5.3642171224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float" office:value="47.5" calcext:value-type="float">
            <text:p>47.5</text:p>
          </table:table-cell>
          <table:table-cell table:formula="of:=[.B9]+[.C$6]" office:value-type="float" office:value="60" calcext:value-type="float">
            <text:p>60</text:p>
          </table:table-cell>
          <table:table-cell table:formula="of:=[.C9]*(1/[.D$6])" office:value-type="float" office:value="3.75" calcext:value-type="float">
            <text:p>3.75</text:p>
          </table:table-cell>
          <table:table-cell table:formula="of:=[.D9]*[.E$6]" office:value-type="float" office:value="60" calcext:value-type="float">
            <text:p>6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9]-0.5)/([.I9]*1000000*[.J9]*0.000000000001*[.K9]))-[.L9]" office:value-type="float" office:value="-2.31245930989583" calcext:value-type="float">
            <text:p>-2.3124593099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float" office:value="47.5" calcext:value-type="float">
            <text:p>47.5</text:p>
          </table:table-cell>
          <table:table-cell table:formula="of:=[.B10]+[.C$6]" office:value-type="float" office:value="60" calcext:value-type="float">
            <text:p>60</text:p>
          </table:table-cell>
          <table:table-cell table:formula="of:=[.C10]*(1/[.D$6])" office:value-type="float" office:value="3.75" calcext:value-type="float">
            <text:p>3.75</text:p>
          </table:table-cell>
          <table:table-cell table:formula="of:=[.D10]*[.E$6]" office:value-type="float" office:value="60" calcext:value-type="float">
            <text:p>6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0]-0.5)/([.I10]*1000000*[.J10]*0.000000000001*[.K10]))-[.L10]" office:value-type="float" office:value="0.993611653645833" calcext:value-type="float">
            <text:p>0.9936116536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float" office:value="47.5" calcext:value-type="float">
            <text:p>47.5</text:p>
          </table:table-cell>
          <table:table-cell table:formula="of:=[.B11]+[.C$6]" office:value-type="float" office:value="60" calcext:value-type="float">
            <text:p>60</text:p>
          </table:table-cell>
          <table:table-cell table:formula="of:=[.C11]*(1/[.D$6])" office:value-type="float" office:value="3.75" calcext:value-type="float">
            <text:p>3.75</text:p>
          </table:table-cell>
          <table:table-cell table:formula="of:=[.D11]*[.E$6]" office:value-type="float" office:value="60" calcext:value-type="float">
            <text:p>6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1]-0.5)/([.I11]*1000000*[.J11]*0.000000000001*[.K11]))-[.L11]" office:value-type="float" office:value="8.1143798828125" calcext:value-type="float">
            <text:p>8.1143798828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float" office:value="47.5" calcext:value-type="float">
            <text:p>47.5</text:p>
          </table:table-cell>
          <table:table-cell table:formula="of:=[.B12]+[.C$6]" office:value-type="float" office:value="60" calcext:value-type="float">
            <text:p>60</text:p>
          </table:table-cell>
          <table:table-cell table:formula="of:=[.C12]*(1/[.D$6])" office:value-type="float" office:value="3.75" calcext:value-type="float">
            <text:p>3.75</text:p>
          </table:table-cell>
          <table:table-cell table:formula="of:=[.D12]*[.E$6]" office:value-type="float" office:value="60" calcext:value-type="float">
            <text:p>6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2]-0.5)/([.I12]*1000000*[.J12]*0.000000000001*[.K12]))-[.L12]" office:value-type="float" office:value="15.2351481119792" calcext:value-type="float">
            <text:p>15.235148112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float" office:value="247.5" calcext:value-type="float">
            <text:p>247.5</text:p>
          </table:table-cell>
          <table:table-cell table:formula="of:=[.B13]+[.C$6]" office:value-type="float" office:value="260" calcext:value-type="float">
            <text:p>260</text:p>
          </table:table-cell>
          <table:table-cell table:formula="of:=[.C13]*(1/[.D$6])" office:value-type="float" office:value="16.25" calcext:value-type="float">
            <text:p>16.25</text:p>
          </table:table-cell>
          <table:table-cell table:formula="of:=[.D13]*[.E$6]" office:value-type="float" office:value="260" calcext:value-type="float">
            <text:p>26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3]-0.5)/([.I13]*1000000*[.J13]*0.000000000001*[.K13]))-[.L13]" office:value-type="float" office:value="22.3559163411458" calcext:value-type="float">
            <text:p>22.3559163411</text:p>
          </table:table-cell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float" office:value="247.5" calcext:value-type="float">
            <text:p>247.5</text:p>
          </table:table-cell>
          <table:table-cell table:formula="of:=[.B14]+[.C$6]" office:value-type="float" office:value="260" calcext:value-type="float">
            <text:p>260</text:p>
          </table:table-cell>
          <table:table-cell table:formula="of:=[.C14]*(1/[.D$6])" office:value-type="float" office:value="16.25" calcext:value-type="float">
            <text:p>16.25</text:p>
          </table:table-cell>
          <table:table-cell table:formula="of:=[.D14]*[.E$6]" office:value-type="float" office:value="260" calcext:value-type="float">
            <text:p>26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4]-0.5)/([.I14]*1000000*[.J14]*0.000000000001*[.K14]))-[.L14]" office:value-type="float" office:value="30.4939371744792" calcext:value-type="float">
            <text:p>30.493937174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float" office:value="480" calcext:value-type="float">
            <text:p>4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5]-0.5)/([.I15]*1000000*[.J15]*0.000000000001*[.K15]))-[.L15]" office:value-type="float" office:value="115.943155924479" calcext:value-type="float">
            <text:p>115.9431559245</text:p>
          </table:table-cell>
        </table:table-row>
        <table:table-row table:style-name="ro1">
          <table:table-cell table:number-columns-repeated="2"/>
          <table:table-cell table:formula="of:=SUM([.C8:.C14])" office:value-type="float" office:value="820" calcext:value-type="float">
            <text:p>820</text:p>
          </table:table-cell>
          <table:table-cell table:style-name="Default" table:formula="of:=SUM([.D8:.D14])" office:value-type="float" office:value="51.25" calcext:value-type="float">
            <text:p>51.25</text:p>
          </table:table-cell>
          <table:table-cell table:formula="of:=[.D16]*[.E$6]" office:value-type="float" office:value="820" calcext:value-type="float">
            <text:p>82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Fixed</text:p>
          </table:table-cell>
          <table:table-cell table:style-name="ce2" office:value-type="string" calcext:value-type="string">
            <text:p>ADC MHz</text:p>
          </table:table-cell>
          <table:table-cell table:style-name="ce2" office:value-type="string" calcext:value-type="string">
            <text:p>DMA 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46</text:p>
          </table:table-cell>
          <table:table-cell table:number-columns-repeated="2"/>
          <table:table-cell table:style-name="Default" table:formula="of:=45/2" office:value-type="float" office:value="22.5" calcext:value-type="float">
            <text:p>22.5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B20]+[.C$6]" office:value-type="float" office:value="68.5" calcext:value-type="float">
            <text:p>68.5</text:p>
          </table:table-cell>
          <table:table-cell table:formula="of:=[.C20]*(1/[.D$19])" office:value-type="float" office:value="3.04444444444444" calcext:value-type="float">
            <text:p>3.04</text:p>
          </table:table-cell>
          <table:table-cell table:formula="of:=[.D20]*[.E$19]" office:value-type="float" office:value="48.7111111111111" calcext:value-type="float">
            <text:p>48.7111111111</text:p>
          </table:table-cell>
          <table:table-cell office:value-type="string" calcext:value-type="string">
            <text:p>IN10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JP9</text:p>
          </table:table-cell>
          <table:table-cell office:value-type="string" calcext:value-type="string">
            <text:p>Therm</text:p>
          </table:table-cell>
          <table:table-cell table:number-columns-repeated="4"/>
        </table:table-row>
        <table:table-row table:style-name="ro1">
          <table:table-cell table:formula="of:=[.A20]+1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formula="of:=[.B21]+[.C$6]" office:value-type="float" office:value="68.5" calcext:value-type="float">
            <text:p>68.5</text:p>
          </table:table-cell>
          <table:table-cell table:formula="of:=[.C21]*(1/[.D$19])" office:value-type="float" office:value="3.04444444444444" calcext:value-type="float">
            <text:p>3.04</text:p>
          </table:table-cell>
          <table:table-cell table:formula="of:=[.D21]*[.E$19]" office:value-type="float" office:value="48.7111111111111" calcext:value-type="float">
            <text:p>48.7111111111</text:p>
          </table:table-cell>
          <table:table-cell office:value-type="string" calcext:value-type="string">
            <text:p>IN1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JP8</text:p>
          </table:table-cell>
          <table:table-cell office:value-type="string" calcext:value-type="string">
            <text:p>Therm</text:p>
          </table:table-cell>
          <table:table-cell table:number-columns-repeated="4"/>
        </table:table-row>
        <table:table-row table:style-name="ro1">
          <table:table-cell table:formula="of:=[.A21]+1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formula="of:=[.B22]+[.C$6]" office:value-type="float" office:value="68.5" calcext:value-type="float">
            <text:p>68.5</text:p>
          </table:table-cell>
          <table:table-cell table:formula="of:=[.C22]*(1/[.D$19])" office:value-type="float" office:value="3.04444444444444" calcext:value-type="float">
            <text:p>3.04</text:p>
          </table:table-cell>
          <table:table-cell table:formula="of:=[.D22]*[.E$19]" office:value-type="float" office:value="48.7111111111111" calcext:value-type="float">
            <text:p>48.7111111111</text:p>
          </table:table-cell>
          <table:table-cell office:value-type="string" calcext:value-type="string">
            <text:p>IN1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JP10</text:p>
          </table:table-cell>
          <table:table-cell office:value-type="string" calcext:value-type="string">
            <text:p>Therm</text:p>
          </table:table-cell>
          <table:table-cell table:number-columns-repeated="4"/>
        </table:table-row>
        <table:table-row table:style-name="ro1">
          <table:table-cell table:formula="of:=[.A22]+1"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formula="of:=[.B23]+[.C$6]" office:value-type="float" office:value="68.5" calcext:value-type="float">
            <text:p>68.5</text:p>
          </table:table-cell>
          <table:table-cell table:formula="of:=[.C23]*(1/[.D$19])" office:value-type="float" office:value="3.04444444444444" calcext:value-type="float">
            <text:p>3.04</text:p>
          </table:table-cell>
          <table:table-cell table:formula="of:=[.D23]*[.E$19]" office:value-type="float" office:value="48.7111111111111" calcext:value-type="float">
            <text:p>48.7111111111</text:p>
          </table:table-cell>
          <table:table-cell office:value-type="string" calcext:value-type="string">
            <text:p>IN1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JP11</text:p>
          </table:table-cell>
          <table:table-cell office:value-type="string" calcext:value-type="string">
            <text:p>Therm</text:p>
          </table:table-cell>
          <table:table-cell table:number-columns-repeated="4"/>
        </table:table-row>
        <table:table-row table:style-name="ro1">
          <table:table-cell table:formula="of:=[.A23]+1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[.B24]+[.C$6]" office:value-type="float" office:value="68.5" calcext:value-type="float">
            <text:p>68.5</text:p>
          </table:table-cell>
          <table:table-cell table:formula="of:=[.C24]*(1/[.D$19])" office:value-type="float" office:value="3.04444444444444" calcext:value-type="float">
            <text:p>3.04</text:p>
          </table:table-cell>
          <table:table-cell table:formula="of:=[.D24]*[.E$19]" office:value-type="float" office:value="48.7111111111111" calcext:value-type="float">
            <text:p>48.7111111111</text:p>
          </table:table-cell>
          <table:table-cell office:value-type="string" calcext:value-type="string">
            <text:p>IN1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JP17</text:p>
          </table:table-cell>
          <table:table-cell office:value-type="string" calcext:value-type="string">
            <text:p>SPARE</text:p>
          </table:table-cell>
          <table:table-cell table:number-columns-repeated="4"/>
        </table:table-row>
        <table:table-row table:style-name="ro1">
          <table:table-cell table:formula="of:=[.A24]+1"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[.B25]+[.C$6]" office:value-type="float" office:value="68.5" calcext:value-type="float">
            <text:p>68.5</text:p>
          </table:table-cell>
          <table:table-cell table:formula="of:=[.C25]*(1/[.D$19])" office:value-type="float" office:value="3.04444444444444" calcext:value-type="float">
            <text:p>3.04</text:p>
          </table:table-cell>
          <table:table-cell table:formula="of:=[.D25]*[.E$19]" office:value-type="float" office:value="48.7111111111111" calcext:value-type="float">
            <text:p>48.7111111111</text:p>
          </table:table-cell>
          <table:table-cell office:value-type="string" calcext:value-type="string">
            <text:p>IN1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JP24</text:p>
          </table:table-cell>
          <table:table-cell office:value-type="string" calcext:value-type="string">
            <text:p>Pressure</text:p>
          </table:table-cell>
          <table:table-cell table:number-columns-repeated="4"/>
        </table:table-row>
        <table:table-row table:style-name="ro1">
          <table:table-cell table:formula="of:=[.A25]+1"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formula="of:=[.B26]+[.C$6]" office:value-type="float" office:value="68.5" calcext:value-type="float">
            <text:p>68.5</text:p>
          </table:table-cell>
          <table:table-cell table:formula="of:=[.C26]*(1/[.D$19])" office:value-type="float" office:value="3.04444444444444" calcext:value-type="float">
            <text:p>3.04</text:p>
          </table:table-cell>
          <table:table-cell table:formula="of:=[.D26]*[.E$19]" office:value-type="float" office:value="48.7111111111111" calcext:value-type="float">
            <text:p>48.7111111111</text:p>
          </table:table-cell>
          <table:table-cell office:value-type="string" calcext:value-type="string">
            <text:p>IN7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PWR12V+</text:p>
          </table:table-cell>
          <table:table-cell table:number-columns-repeated="5"/>
        </table:table-row>
        <table:table-row table:style-name="ro1">
          <table:table-cell table:formula="of:=[.A26]+1"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[.B27]+[.C$6]" office:value-type="float" office:value="68.5" calcext:value-type="float">
            <text:p>68.5</text:p>
          </table:table-cell>
          <table:table-cell table:formula="of:=[.C27]*(1/[.D$19])" office:value-type="float" office:value="3.04444444444444" calcext:value-type="float">
            <text:p>3.04</text:p>
          </table:table-cell>
          <table:table-cell table:formula="of:=[.D27]*[.E$19]" office:value-type="float" office:value="48.7111111111111" calcext:value-type="float">
            <text:p>48.7111111111</text:p>
          </table:table-cell>
          <table:table-cell office:value-type="string" calcext:value-type="string">
            <text:p>IN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STRING-PLUS</text:p>
          </table:table-cell>
          <table:table-cell table:number-columns-repeated="5"/>
        </table:table-row>
        <table:table-row table:style-name="ro1">
          <table:table-cell table:formula="of:=[.A27]+1"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table:formula="of:=[.B28]+[.C$6]" office:value-type="float" office:value="156.5" calcext:value-type="float">
            <text:p>156.5</text:p>
          </table:table-cell>
          <table:table-cell table:formula="of:=[.C28]*(1/[.D$19])" office:value-type="float" office:value="6.95555555555556" calcext:value-type="float">
            <text:p>6.96</text:p>
          </table:table-cell>
          <table:table-cell table:formula="of:=[.D28]*[.E$19]" office:value-type="float" office:value="111.288888888889" calcext:value-type="float">
            <text:p>111.2888888889</text:p>
          </table:table-cell>
          <table:table-cell office:value-type="string" calcext:value-type="string">
            <text:p>IN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STRING-MINUS</text:p>
          </table:table-cell>
          <table:table-cell table:number-columns-repeated="5"/>
        </table:table-row>
        <table:table-row table:style-name="ro1">
          <table:table-cell table:formula="of:=[.A28]+1"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table:formula="of:=[.B29]+[.C$6]" office:value-type="float" office:value="492.5" calcext:value-type="float">
            <text:p>492.5</text:p>
          </table:table-cell>
          <table:table-cell table:formula="of:=[.C29]*(1/[.D$19])" office:value-type="float" office:value="21.8888888888889" calcext:value-type="float">
            <text:p>21.89</text:p>
          </table:table-cell>
          <table:table-cell table:formula="of:=[.D29]*[.E$19]" office:value-type="float" office:value="350.222222222222" calcext:value-type="float">
            <text:p>350.2222222222</text:p>
          </table:table-cell>
          <table:table-cell office:value-type="string" calcext:value-type="string">
            <text:p>in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JP34</text:p>
          </table:table-cell>
          <table:table-cell office:value-type="string" calcext:value-type="string">
            <text:p>AC Transfrmr</text:p>
          </table:table-cell>
          <table:table-cell table:number-columns-repeated="4"/>
        </table:table-row>
        <table:table-row table:style-name="ro1">
          <table:table-cell table:formula="of:=[.A29]+1" office:value-type="float" office:value="11" calcext:value-type="float">
            <text:p>11</text:p>
          </table:table-cell>
          <table:table-cell office:value-type="float" office:value="480" calcext:value-type="float">
            <text:p>480</text:p>
          </table:table-cell>
          <table:table-cell table:formula="of:=[.B30]+[.C$6]" office:value-type="float" office:value="492.5" calcext:value-type="float">
            <text:p>492.5</text:p>
          </table:table-cell>
          <table:table-cell table:formula="of:=[.C30]*(1/[.D$19])" office:value-type="float" office:value="21.8888888888889" calcext:value-type="float">
            <text:p>21.89</text:p>
          </table:table-cell>
          <table:table-cell table:formula="of:=[.D30]*[.E$19]" office:value-type="float" office:value="350.222222222222" calcext:value-type="float">
            <text:p>350.2222222222</text:p>
          </table:table-cell>
          <table:table-cell office:value-type="string" calcext:value-type="string">
            <text:p>Vbat|Vts</text:p>
          </table:table-cell>
          <table:table-cell table:number-columns-repeated="7"/>
        </table:table-row>
        <table:table-row table:style-name="ro1">
          <table:table-cell table:formula="of:=[.A30]+1"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table:formula="of:=[.B31]+[.C$6]" office:value-type="float" office:value="492.5" calcext:value-type="float">
            <text:p>492.5</text:p>
          </table:table-cell>
          <table:table-cell table:formula="of:=[.C31]*(1/[.D$19])" office:value-type="float" office:value="21.8888888888889" calcext:value-type="float">
            <text:p>21.89</text:p>
          </table:table-cell>
          <table:table-cell table:formula="of:=[.D31]*[.E$19]" office:value-type="float" office:value="350.222222222222" calcext:value-type="float">
            <text:p>350.2222222222</text:p>
          </table:table-cell>
          <table:table-cell office:value-type="string" calcext:value-type="string">
            <text:p>Vref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 SUM([.C21:.C29])" office:value-type="float" office:value="1128.5" calcext:value-type="float">
            <text:p>1128.5</text:p>
          </table:table-cell>
          <table:table-cell table:style-name="Default" table:formula="of:= SUM([.D20:.D31])" office:value-type="float" office:value="96.9777777777778" calcext:value-type="float">
            <text:p>96.9777777778</text:p>
          </table:table-cell>
          <table:table-cell table:formula="of:= SUM([.E20:.E31])" office:value-type="float" office:value="1551.64444444444" calcext:value-type="float">
            <text:p>1551.6444444445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Default" table:formula="of:=1/(0.000001*[.D34])" office:value-type="float" office:value="10311.6406966086" calcext:value-type="float">
            <text:p>10311.6406966086</text:p>
          </table:table-cell>
          <table:table-cell table:formula="of:=1/(0.000001*[.E34])" office:value-type="float" office:value="644.477543538038" calcext:value-type="float">
            <text:p>644.477543538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formula="of:=[.D36]/60" office:value-type="float" office:value="171.86067827681" calcext:value-type="float">
            <text:p>171.8606782768</text:p>
          </table:table-cell>
          <table:table-cell table:formula="of:=[.E36]/60" office:value-type="float" office:value="10.7412923923006" calcext:value-type="float">
            <text:p>10.7412923923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formula="of:=[.D37]/2" office:value-type="float" office:value="85.9303391384051" calcext:value-type="float">
            <text:p>85.9303391384</text:p>
          </table:table-cell>
          <table:table-cell table:formula="of:=[.E37]/2" office:value-type="float" office:value="5.37064619615032" calcext:value-type="float">
            <text:p>5.3706461962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formula="of:=[.D38]/2" office:value-type="float" office:value="42.9651695692026" calcext:value-type="float">
            <text:p>42.9651695692</text:p>
          </table:table-cell>
          <table:table-cell table:formula="of:=[.E38]/2" office:value-type="float" office:value="2.68532309807516" calcext:value-type="float">
            <text:p>2.6853230981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ce2" office:value-type="string" calcext:value-type="string">
            <text:p>DTWTIME</text:p>
          </table:table-cell>
          <table:table-cell office:value-type="float" office:value="1546" calcext:value-type="float">
            <text:p>1546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Diff</text:p>
          </table:table-cell>
          <table:table-cell table:formula="of:=1-[.E41]/[.E34]" office:value-type="float" office:value="0.00363771769019261" calcext:value-type="float">
            <text:p>0.003637717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30">00/00/0000</text:date>, <text:time style:data-style-name="N2" text:time-value="20:19:13.492233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7T11:16:30.056393881</meta:creation-date>
    <dc:date>2023-10-30T20:27:50.844842450</dc:date>
    <meta:editing-duration>PT33M13S</meta:editing-duration>
    <meta:editing-cycles>7</meta:editing-cycles>
    <meta:generator>LibreOffice/5.1.6.2$Linux_X86_64 LibreOffice_project/10m0$Build-2</meta:generator>
    <meta:document-statistic meta:table-count="1" meta:cell-count="226" meta:object-count="0"/>
  </office:meta>
</office:document-meta>
</file>